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a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irtschaft</text:span></text:p>
      <text:p text:style-name="Standard"/>
      <text:p text:style-name="Standard">„Der Club der Reichen wird immer größer. Wie viele Dollar-Millionäre gibt es weltweit?“</text:p>
      <text:p text:style-name="Standard"/>
      <text:p text:style-name="Standard">15 Millionen</text:p>
      <text:p text:style-name="Standard">1,5 Millionen</text:p>
      <text:p text:style-name="Standard">150.000</text:p>
      <text:p text:style-name="Standard">15.000</text:p>
      <text:p text:style-name="Standard"/>
      <text:p text:style-name="Standard">„Wie viele Dollar-Millionäre sind in diesem Jahr dazu gekommen?“</text:p>
      <text:p text:style-name="Standard"/>
      <text:p text:style-name="Standard">920.000</text:p>
      <text:p text:style-name="Standard">92.000</text:p>
      <text:p text:style-name="Standard">9.200</text:p>
      <text:p text:style-name="Standard">920</text:p>
      <text:p text:style-name="Standard"/>
      <text:p text:style-name="Standard">„Wie hoch ist das geschätzte Gesamtvermögen aller Dollar-Millionäre weltweit?“</text:p>
      <text:p text:style-name="Standard"/>
      <text:p text:style-name="Standard">92 Billionen</text:p>
      <text:p text:style-name="Standard">92 Milliarden</text:p>
      <text:p text:style-name="Standard">920 Millionen</text:p>
      <text:p text:style-name="Standard">92 Millionen</text:p>
      <text:p text:style-name="Standard"/>
      <text:p text:style-name="Standard">„Im Tarifstreit zwischen Bahn und GdL sind zwei Schlichter eingesetzt worden. Wie heißen sie?“</text:p>
      <text:p text:style-name="Standard"/>
      <text:p text:style-name="Standard">Bodo Ramelow und Matthias Platzeck</text:p>
      <text:p text:style-name="Standard">Gerhard Schröder und Oskar Lafontaine</text:p>
      <text:p text:style-name="Standard">Christian Wulff und Hartmut Mehdorn</text:p>
      <text:p text:style-name="Standard">Karl Dall und Harald Schmidt</text:p>
      <text:p text:style-name="Standard"/>
      <text:p text:style-name="Standard">„Aus welchen Bundesländern kommen Bodo Ramelow und Matthias Platzeck?“</text:p>
      <text:p text:style-name="Standard"/>
      <text:p text:style-name="Standard">Thürigen &amp; Brandenburg</text:p>
      <text:p text:style-name="Standard">Sachsen &amp; Sachsen-Anhalt</text:p>
      <text:p text:style-name="Standard">Mecklenburg-Vorpommern &amp; Berlin</text:p>
      <text:p text:style-name="Standard">Bremen &amp; Bayern</text:p>
      <text:p text:style-name="Standard"/>
      <text:p text:style-name="Standard">„Die Warenhauskette Kaufhof ist am Montag für 2,8 Milliarden Euro verkauft worden – an wen?“</text:p>
      <text:p text:style-name="Standard"/>
      <text:p text:style-name="Standard">An den kanadischen Konzern Hudson’s Bay</text:p>
      <text:p text:style-name="Standard">An den amerikanischen Konzern Walmart</text:p>
      <text:p text:style-name="Standard">An den deutschen Konkurrenten Karstadt</text:p>
      <text:p text:style-name="Standard">An den schwedischen Möbelriesen Ikea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„Bei wie viel Punkten steht zurzeit der DAX?“</text:p>
      <text:p text:style-name="Standard"/>
      <text:p text:style-name="Standard">ca. 11.000</text:p>
      <text:p text:style-name="Standard">ca. 10.000</text:p>
      <text:p text:style-name="Standard">ca. 8.000</text:p>
      <text:p text:style-name="Standard">ca. 5.000</text:p>
      <text:p text:style-name="Standard"/>
      <text:p text:style-name="Standard"/>
      <text:p text:style-name="Standard">„Der Schengenraum hat am Wochenende seinen 30. Geburtstag gefeiert. Welches Land gehört nicht dazu?“</text:p>
      <text:p text:style-name="Standard"/>
      <text:p text:style-name="Standard">Kroatien</text:p>
      <text:p text:style-name="Standard">Niederlande</text:p>
      <text:p text:style-name="Standard">Norwegen</text:p>
      <text:p text:style-name="Standard">Liechtenstein</text:p>
      <text:p text:style-name="Standard"/>
      <text:p text:style-name="Standard">„Anfang der Woche gab es viel Streit um die so genannte Kohleabgabe. Von wem stammt die Idee?“</text:p>
      <text:p text:style-name="Standard"/>
      <text:p text:style-name="Standard">Wirtschaftsminister Sigmar Gabriel</text:p>
      <text:p text:style-name="Standard">Umweltminister Peter Altmaier</text:p>
      <text:p text:style-name="Standard">Kanzlerin Angela Merkel</text:p>
      <text:p text:style-name="Standard">Bundespräsident Joachim Gauck</text:p>
      <text:p text:style-name="Standard"/>
      <text:p text:style-name="Standard">„Was sind Double Irish oder das niederländische Sandwich?“</text:p>
      <text:p text:style-name="Standard"/>
      <text:p text:style-name="Standard">Legale Steuersparmodelle</text:p>
      <text:p text:style-name="Standard">Regionale Öko-Spezialitäten</text:p>
      <text:p text:style-name="Standard">Eiskremsorten</text:p>
      <text:p text:style-name="Standard">Obszöne Sexualpraktiken</text:p>
      <text:p text:style-name="Standard"/>
      <text:p text:style-name="Standard"/>
      <text:p text:style-name="Standard">„Welches Militär-Transport-Flugzeug macht dem Airbus-Konzern momentan Sorgen?“</text:p>
      <text:p text:style-name="Standard"/>
      <text:p text:style-name="Standard">A400M</text:p>
      <text:p text:style-name="Standard">A380</text:p>
      <text:p text:style-name="Standard">A320</text:p>
      <text:p text:style-name="Standard">Dreamliner</text:p>
      <text:p text:style-name="Standard"/>
      <text:p text:style-name="Standard">„Der Europäische Gerichtshof hat am Dienstag grünes Licht für die umstrittenen Outright Monetary Transactions gegeben. Was ist das?“</text:p>
      <text:p text:style-name="Standard"/>
      <text:p text:style-name="Standard">Unbegrenzter Ankauf von Staatsanleihen</text:p>
      <text:p text:style-name="Standard">Transaktionssteuer auf Geldgeschäfte</text:p>
      <text:p text:style-name="Standard">Hochspekulative Börsengeschäfte</text:p>
      <text:p text:style-name="Standard">Bargeldloses Bezahl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" svg:font-family="FreeSan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Droid Sans Fallback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size="12pt" fo:language="de" fo:country="DE" style:font-name-asian="Droid Sans Fallback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FreeSan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/>
    </style:style>
    <style:style style:name="Text_20_Body" style:display-name="Text Body" style:family="paragraph" style:parent-style-name="Standard" style:default-outline-level="">
      <style:paragraph-properties fo:margin-top="0cm" fo:margin-bottom="0.247cm" style:contextual-spacing="false" fo:line-height="120%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size="26pt" fo:letter-spacing="0.009cm" fo:font-weight="bold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itel_20_Zeichen" style:display-name="Titel Zeichen" style:family="text" style:parent-style-name="Default_20_Paragraph_20_Font">
      <style:text-properties fo:color="#17365d" style:font-name="Calibri" fo:font-size="26pt" fo:letter-spacing="0.009cm" style:font-size-asian="26pt" style:font-name-complex="F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369cm" style:layout-grid-ruby-height="0.26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8:27:00</meta:creation-date>
    <meta:initial-creator>Torben Börgers</meta:initial-creator>
    <dc:language>en-US</dc:language>
    <dc:creator>Torben Börgers</dc:creator>
    <dc:date>2015-06-17T23:20:00</dc:date>
    <meta:editing-cycles>35</meta:editing-cycles>
    <meta:editing-duration>P0D</meta:editing-duration>
    <meta:generator>LibreOffice/3.6$Windows_x86 LibreOffice_project/e183d5b-f8ccaf6-3804794-95b4be8-895629</meta:generator>
    <meta:document-statistic meta:table-count="0" meta:image-count="0" meta:object-count="0" meta:page-count="2" meta:paragraph-count="61" meta:word-count="259" meta:character-count="1916" meta:non-whitespace-character-count="1718"/>
    <meta:template xlink:type="simple" xlink:actuate="onRequest" xlink:title="Normal.dotm" xlink:href=""/>
  </office:meta>
</office:document-meta>
</file>